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3.562cm" loext:decorative="false"/>
      <style:paragraph-properties style:writing-mode="lr-tb"/>
    </style:style>
    <style:style style:name="P1" style:family="paragraph">
      <style:paragraph-properties fo:margin-top="0.42cm" fo:margin-bottom="0.35cm" fo:text-align="center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8.098cm" svg:height="23.812cm" svg:x="1.317cm" svg:y="2.27cm">
          <draw:text-box>
            <text:p text:style-name="P1"><text:span text:style-name="T1">MGGS Housing Board Bikaner</text:span></text:p>
            <text:p text:style-name="P1"><text:span text:style-name="T1"/></text:p>
            <text:p text:style-name="P1"><text:span text:style-name="T1">स्व घोषणा पत्र </text:span><text:span text:style-name="T1">/ </text:span><text:span text:style-name="T1">शपथ पत्र</text:span></text:p>
            <text:p text:style-name="P2"><text:span text:style-name="T2">मै </text:span><text:span text:style-name="T2">_____________ (</text:span><text:span text:style-name="T2">नाम</text:span><text:span text:style-name="T2">) </text:span><text:span text:style-name="T2">पिता का नाम </text:span><text:span text:style-name="T2">__________ </text:span><text:span text:style-name="T2">जाति </text:span><text:span text:style-name="T2">___________ </text:span><text:span text:style-name="T2">निवासी </text:span><text:span text:style-name="T2">______________ </text:span><text:span text:style-name="T2">का पुत्र</text:span><text:span text:style-name="T2">/</text:span><text:span text:style-name="T2">पुत्री </text:span><text:span text:style-name="T2">____________ (</text:span><text:span text:style-name="T2">नाम विद्यार्थी</text:span><text:span text:style-name="T2">) </text:span><text:span text:style-name="T2">को कक्षा </text:span><text:span text:style-name="T2">____ </text:span><text:span text:style-name="T2">में प्रवेश दिलवाना चाहता हूँ जिसके सन्दर्भ में घोषणा करता हूँ कि </text:span><text:span text:style-name="T2">:-</text:span></text:p>
            <text:p text:style-name="P2"><text:span text:style-name="T2">1. </text:span><text:span text:style-name="T2">छात्र</text:span><text:span text:style-name="T2">/</text:span><text:span text:style-name="T2">छात्रा ने अभी तक घर पर ही अध्ययन किया है तथा मैं विद्यार्थी को आर</text:span><text:span text:style-name="T2">.</text:span><text:span text:style-name="T2">टी</text:span><text:span text:style-name="T2">.</text:span><text:span text:style-name="T2">ई</text:span><text:span text:style-name="T2">. </text:span><text:span text:style-name="T2">के नियमानुसार प्रवेश दिलवाना चाहता हूँ।</text:span></text:p>
            <text:p text:style-name="P2"><text:span text:style-name="T2">2. </text:span><text:span text:style-name="T2">छात्र</text:span><text:span text:style-name="T2">/</text:span><text:span text:style-name="T2">छात्रा की जन्मतिथि </text:span><text:span text:style-name="T2">_____________(</text:span><text:span text:style-name="T2">शब्दो में </text:span><text:span text:style-name="T2">____________________________ </text:span><text:span text:style-name="T2">है। जो पूर्णतया <text:s/>सही है तथा मैं विद्यार्थी की जन्मतिथि परिवर्तन के लिये कभी आवेदन नहीं करूंगा।</text:span></text:p>
            <text:p text:style-name="P2"><text:span text:style-name="T2"/></text:p>
            <text:p text:style-name="P2"><text:span text:style-name="T2"/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3">हस्ताक्षर अभिभावक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1T05:30:44.063415545</meta:creation-date>
    <dc:date>2026-05-01T06:05:43.873415747</dc:date>
    <meta:editing-duration>PT7M57S</meta:editing-duration>
    <meta:editing-cycles>2</meta:editing-cycles>
    <meta:generator>LibreOffice/25.2.3.2$Linux_X86_64 LibreOffice_project/520$Build-2</meta:generator>
    <meta:print-date>2026-05-01T05:38:28.430002661</meta:print-date>
    <meta:printed-by>PDF files</meta:printed-by>
    <meta:document-statistic meta:object-count="1"/>
  </office:meta>
</office:document-meta>
</file>